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800000" draw:marker-start-width="0.5cm" draw:marker-end-width="0.5cm" draw:fill="solid" draw:fill-color="#e6e6e6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c0c0c0" draw:marker-end="Arrow" draw:marker-end-width="0.3cm" draw:fill="solid" draw:fill-color="#e6e6e6" draw:textarea-horizontal-align="center" draw:textarea-vertical-align="middle"/>
    </style:style>
    <style:style style:name="gr9" style:family="graphic" style:parent-style-name="standard">
      <style:graphic-properties svg:stroke-color="#008000" draw:marker-end="Arrow" draw:marker-end-width="0.3cm" draw:fill="solid" draw:fill-color="#e6e6e6" draw:textarea-horizontal-align="center" draw:textarea-vertical-align="middle"/>
    </style:style>
    <style:style style:name="gr10" style:family="graphic" style:parent-style-name="standard">
      <style:graphic-properties svg:stroke-color="#000000" draw:marker-end="Arrow" draw:marker-end-width="0.3cm" draw:fill="solid" draw:fill-color="#e6e6e6" draw:textarea-horizontal-align="center" draw:textarea-vertical-align="middle"/>
    </style:style>
    <style:style style:name="gr11" style:family="graphic" style:parent-style-name="standard">
      <style:graphic-properties svg:stroke-color="#008000" draw:marker-start="Arrow" draw:marker-start-width="0.3cm" draw:marker-end="Arrow" draw:marker-end-width="0.3cm" draw:fill="solid" draw:fill-color="#e6e6e6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089cm"/>
    </style:style>
    <style:style style:name="gr13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13" style:family="paragraph">
      <style:paragraph-properties fo:text-align="start"/>
      <style:text-properties fo:font-size="10pt" style:font-size-asian="10pt" style:font-size-complex="10pt"/>
    </style:style>
    <style:style style:name="P14" style:family="paragraph">
      <style:text-properties fo:color="#cccccc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ccccc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4.731cm" svg:height="0.962cm" svg:x="15.269cm" svg:y="1cm">
          <draw:text-box>
            <text:p text:style-name="P1">Service startup</text:p>
          </draw:text-box>
        </draw:frame>
        <draw:custom-shape draw:style-name="gr2" draw:text-style-name="P3" draw:id="id1" draw:layer="layout" svg:width="1.5cm" svg:height="1cm" svg:x="6.978cm" svg:y="1.643cm">
          <text:p text:style-name="P2"><text:span text:style-name="T1">star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3" draw:text-style-name="P4" draw:id="id2" draw:layer="layout" svg:width="2.913cm" svg:height="1.534cm" svg:x="6.249cm" svg:y="3.757cm">
          <text:p text:style-name="P2"><text:span text:style-name="T1">1. Broadcast </text:span></text:p>
          <text:p text:style-name="P2"><text:span text:style-name="T2">'who can launch'</text:span></text:p>
          <text:p text:style-name="P2"><text:span text:style-name="T1">message for </text:span></text:p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4" draw:text-style-name="P5" draw:id="id9" draw:layer="layout" svg:x1="12.029cm" svg:y1="4.519cm" svg:x2="12.029cm" svg:y2="7.278cm">
          <text:p text:style-name="P1"/>
        </draw:line>
        <draw:custom-shape draw:style-name="gr5" draw:text-style-name="P4" draw:id="id18" draw:layer="layout" svg:width="4.157cm" svg:height="1.934cm" svg:x="14.721cm" svg:y="4.67cm">
          <text:p text:style-name="P2"><text:span text:style-name="T3">ServiceLoader</text:span></text:p>
          <text:p text:style-name="P2"><text:span text:style-name="T1">Test if can run this</text:span></text:p>
          <text:p text:style-name="P2"><text:span text:style-name="T1">service based on</text:span></text:p>
          <text:p text:style-name="P2"><text:span text:style-name="T1">profile comparison.</text:span></text:p>
          <text:p text:style-name="P2"><text:span text:style-name="T1">Respond according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3" draw:layer="layout" svg:width="2.846cm" svg:height="1.312cm" svg:x="6.226cm" svg:y="6.626cm">
          <text:p text:style-name="P2"><text:span text:style-name="T1">2.</text:span></text:p>
          <text:p text:style-name="P2"><text:span text:style-name="T1">Add response to</text:span></text:p>
          <text:p text:style-name="P2"><text:span text:style-name="T1">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4" draw:layer="layout" svg:width="3.09cm" svg:height="3.447cm" svg:x="6.114cm" svg:y="9.782cm">
          <text:p text:style-name="P2"><text:span text:style-name="T1">3.</text:span></text:p>
          <text:p text:style-name="P2"><text:span text:style-name="T1">If more svc nodes</text:span></text:p>
          <text:p text:style-name="P2"><text:span text:style-name="T1">required, instruct</text:span></text:p>
          <text:p text:style-name="P2"><text:span text:style-name="T1">those in queue to</text:span></text:p>
          <text:p text:style-name="P2"><text:span text:style-name="T1">start</text:span></text:p>
          <text:p text:style-name="P2"><text:span text:style-name="T1">(if first node, ask</text:span></text:p>
          <text:p text:style-name="P2"><text:span text:style-name="T1">to broadcast</text:span></text:p>
          <text:p text:style-name="P2"><text:span text:style-name="T1">complete profile)</text:span></text:p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5" draw:layer="layout" svg:width="3.113cm" svg:height="2.357cm" svg:x="4.069cm" svg:y="14.652cm">
          <text:p text:style-name="P2"><text:span text:style-name="T1">5.</text:span></text:p>
          <text:p text:style-name="P2"><text:span text:style-name="T1">All service</text:span></text:p>
          <text:p text:style-name="P2"><text:span text:style-name="T1">slots fill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5" draw:id="id10" draw:layer="layout" svg:x1="11.137cm" svg:y1="10.167cm" svg:x2="11.137cm" svg:y2="12.926cm">
          <text:p text:style-name="P1"/>
        </draw:line>
        <draw:custom-shape draw:style-name="gr5" draw:text-style-name="P6" draw:id="id11" draw:layer="layout" svg:width="3.024cm" svg:height="1.445cm" svg:x="13.275cm" svg:y="10.806cm">
          <text:p text:style-name="P2"><text:span text:style-name="T3">ServiceLoader</text:span></text:p>
          <text:p text:style-name="P2"><text:span text:style-name="T4">kernel.start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14" draw:layer="layout" svg:width="2.357cm" svg:height="1.445cm" svg:x="17.1cm" svg:y="10.763cm">
          <text:p text:style-name="P3"><text:span text:style-name="T1">Start</text:span></text:p>
          <text:p text:style-name="P3"><text:span text:style-name="T1">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5" draw:layer="layout" svg:width="2.357cm" svg:height="1.445cm" svg:x="16.098cm" svg:y="13.409cm">
          <text:p text:style-name="P2"><text:span text:style-name="T1">Instantiate</text:span></text:p>
          <text:p text:style-name="P2"><text:span text:style-name="T1">service</text:span></text:p>
          <text:p text:style-name="P2"><text:span text:style-name="T1">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6" draw:layer="layout" svg:width="2.357cm" svg:height="1.445cm" svg:x="16.121cm" svg:y="15.52cm">
          <text:p text:style-name="P2"><text:span text:style-name="T1">Exchange </text:span></text:p>
          <text:p text:style-name="P2"><text:span text:style-name="T1">referenceables</text:span></text:p>
          <text:p text:style-name="P2"><text:span text:style-name="T1">with 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7" draw:layer="layout" svg:width="2.357cm" svg:height="1.445cm" svg:x="16.098cm" svg:y="17.544cm">
          <text:p text:style-name="P2"><text:span text:style-name="T1">Register</text:span></text:p>
          <text:p text:style-name="P2"><text:span text:style-name="T1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12" draw:layer="layout" svg:width="2.956cm" svg:height="1.445cm" svg:x="12.452cm" svg:y="14.586cm">
          <text:p text:style-name="P2"><text:span text:style-name="T1">PSC kernel</text:span></text:p>
          <text:p text:style-name="P2"><text:span text:style-name="T3">registerService</text:span></text:p>
          <text:p text:style-name="P2"><text:span text:style-name="T4">Notify launc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7" draw:layer="layout" svg:width="3.513cm" svg:height="2.578cm" svg:x="1.245cm" svg:y="11.918cm">
          <text:p text:style-name="P2"><text:span text:style-name="T1">6.</text:span></text:p>
          <text:p text:style-name="P2"><text:span text:style-name="T1">Waiting</text:span></text:p>
          <text:p text:style-name="P2"><text:span text:style-name="T1">more </text:span></text:p>
          <text:p text:style-name="P2"><text:span text:style-name="T1">respon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8" draw:layer="layout" svg:width="2.335cm" svg:height="2.957cm" svg:x="1.843cm" svg:y="5.292cm">
          <text:p text:style-name="P2"><text:span text:style-name="T1">7.</text:span></text:p>
          <text:p text:style-name="P2"><text:span text:style-name="T1">Wait for new </text:span></text:p>
          <text:p text:style-name="P2"><text:span text:style-name="T1">node to</text:span></text:p>
          <text:p text:style-name="P2"><text:span text:style-name="T1">startup on</text:span></text:p>
          <text:p text:style-name="P2"><text:span text:style-name="T1">mesh</text:span></text:p>
          <text:p text:style-name="P2"><text:span text:style-name="T1">&amp; set callLater</text:span></text:p>
          <text:p text:style-name="P2"><text:span text:style-name="T1">tim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6" draw:layer="layout" svg:width="1.576cm" svg:height="1.604cm" svg:x="5.727cm" svg:y="18.391cm">
          <text:p text:style-name="P3">Done</text:p>
          <text:p text:style-name="P3">Startup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3" draw:text-style-name="P4" draw:id="id13" draw:layer="layout" svg:width="2.446cm" svg:height="1.556cm" svg:x="7.405cm" svg:y="14.585cm">
          <text:p text:style-name="P3">4.</text:p>
          <text:p text:style-name="P3">Log startup</text:p>
          <text:p text:style-name="P3">of 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7.727cm" svg:y1="2.643cm" svg:x2="7.705cm" svg:y2="3.757cm" draw:start-shape="id1" draw:start-glue-point="8" draw:end-shape="id2" draw:end-glue-point="0">
          <text:p text:style-name="P1"/>
        </draw:connector>
        <draw:connector draw:style-name="gr7" draw:text-style-name="P4" draw:layer="layout" svg:x1="7.648cm" svg:y1="7.936cm" svg:x2="7.658cm" svg:y2="9.782cm" draw:start-shape="id3" draw:start-glue-point="6" draw:end-shape="id4" draw:end-glue-point="4">
          <text:p text:style-name="P1"/>
        </draw:connector>
        <draw:connector draw:style-name="gr7" draw:text-style-name="P4" draw:layer="layout" svg:x1="7.658cm" svg:y1="13.227cm" svg:x2="5.624cm" svg:y2="14.652cm" draw:start-shape="id4" draw:start-glue-point="6" draw:end-shape="id5" draw:end-glue-point="4">
          <text:p text:style-name="P1"/>
        </draw:connector>
        <draw:connector draw:style-name="gr7" draw:text-style-name="P4" draw:layer="layout" svg:x1="5.624cm" svg:y1="17.007cm" svg:x2="6.514cm" svg:y2="18.391cm" draw:start-shape="id5" draw:start-glue-point="6" draw:end-shape="id6" draw:end-glue-point="4">
          <text:p text:style-name="P1"/>
        </draw:connector>
        <draw:connector draw:style-name="gr7" draw:text-style-name="P4" draw:layer="layout" svg:x1="4.069cm" svg:y1="15.829cm" svg:x2="3cm" svg:y2="14.494cm" draw:start-shape="id5" draw:start-glue-point="5" draw:end-shape="id7" draw:end-glue-point="6">
          <text:p text:style-name="P1"/>
        </draw:connector>
        <draw:connector draw:style-name="gr7" draw:text-style-name="P4" draw:layer="layout" svg:x1="3cm" svg:y1="11.918cm" svg:x2="3.009cm" svg:y2="8.249cm" draw:start-shape="id7" draw:start-glue-point="4" draw:end-shape="id8" draw:end-glue-point="6">
          <text:p text:style-name="P1"/>
        </draw:connector>
        <draw:connector draw:style-name="gr8" draw:text-style-name="P4" draw:layer="layout" draw:type="curve" svg:x1="3.009cm" svg:y1="5.292cm" svg:x2="6.249cm" svg:y2="4.524cm" draw:start-shape="id8" draw:start-glue-point="4" draw:end-shape="id2" draw:end-glue-point="3">
          <text:p text:style-name="P1"/>
        </draw:connector>
        <draw:connector draw:style-name="gr9" draw:text-style-name="P4" draw:layer="layout" svg:x1="9.162cm" svg:y1="4.524cm" svg:x2="12.029cm" svg:y2="4.519cm" draw:start-shape="id2" draw:start-glue-point="1" draw:end-shape="id9" draw:end-glue-point="0">
          <text:p text:style-name="P1"/>
        </draw:connector>
        <draw:connector draw:style-name="gr9" draw:text-style-name="P4" draw:layer="layout" svg:x1="12.029cm" svg:y1="7.278cm" svg:x2="9.072cm" svg:y2="7.281cm" draw:start-shape="id9" draw:start-glue-point="2" draw:end-shape="id3" draw:end-glue-point="7">
          <text:p text:style-name="P1"/>
        </draw:connector>
        <draw:connector draw:style-name="gr9" draw:text-style-name="P4" draw:layer="layout" svg:x1="9.204cm" svg:y1="11.505cm" svg:x2="11.137cm" svg:y2="10.167cm" draw:start-shape="id4" draw:end-shape="id10" draw:end-glue-point="0">
          <text:p text:style-name="P1"/>
        </draw:connector>
        <draw:connector draw:style-name="gr9" draw:text-style-name="P4" draw:layer="layout" svg:x1="11.137cm" svg:y1="11.546cm" svg:x2="13.275cm" svg:y2="11.528cm" draw:start-shape="id10" draw:start-glue-point="1" draw:end-shape="id11" draw:end-glue-point="5">
          <text:p text:style-name="P1"/>
        </draw:connector>
        <draw:connector draw:style-name="gr9" draw:text-style-name="P4" draw:layer="layout" draw:line-skew="-0.916cm" svg:x1="13.929cm" svg:y1="14.586cm" svg:x2="11.137cm" svg:y2="12.926cm" draw:start-shape="id12" draw:start-glue-point="4" draw:end-shape="id10" draw:end-glue-point="2">
          <text:p text:style-name="P1"/>
        </draw:connector>
        <draw:connector draw:style-name="gr9" draw:text-style-name="P4" draw:layer="layout" svg:x1="11.137cm" svg:y1="12.926cm" svg:x2="9.849cm" svg:y2="15.362cm" draw:start-shape="id10" draw:end-shape="id13" draw:end-glue-point="7">
          <text:p text:style-name="P1"/>
        </draw:connector>
        <draw:connector draw:style-name="gr10" draw:text-style-name="P4" draw:layer="layout" svg:x1="16.299cm" svg:y1="11.528cm" svg:x2="17.1cm" svg:y2="11.485cm" draw:start-shape="id11" draw:start-glue-point="7" draw:end-shape="id14" draw:end-glue-point="5">
          <text:p text:style-name="P1"/>
        </draw:connector>
        <draw:connector draw:style-name="gr10" draw:text-style-name="P4" draw:layer="layout" svg:x1="18.277cm" svg:y1="12.208cm" svg:x2="17.276cm" svg:y2="13.409cm" draw:start-shape="id14" draw:start-glue-point="6" draw:end-shape="id15">
          <text:p text:style-name="P1"/>
        </draw:connector>
        <draw:connector draw:style-name="gr10" draw:text-style-name="P4" draw:layer="layout" svg:x1="17.275cm" svg:y1="14.854cm" svg:x2="17.298cm" svg:y2="15.52cm" draw:start-shape="id15" draw:start-glue-point="6" draw:end-shape="id16" draw:end-glue-point="4">
          <text:p text:style-name="P1"/>
        </draw:connector>
        <draw:connector draw:style-name="gr10" draw:text-style-name="P4" draw:layer="layout" svg:x1="18.478cm" svg:y1="16.242cm" svg:x2="18.478cm" svg:y2="16.242cm" draw:start-shape="id16" draw:end-shape="id16">
          <text:p text:style-name="P1"/>
        </draw:connector>
        <draw:connector draw:style-name="gr10" draw:text-style-name="P4" draw:layer="layout" svg:x1="17.298cm" svg:y1="16.965cm" svg:x2="17.275cm" svg:y2="17.544cm" draw:start-shape="id16" draw:start-glue-point="6" draw:end-shape="id17" draw:end-glue-point="4">
          <text:p text:style-name="P1"/>
        </draw:connector>
        <draw:connector draw:style-name="gr10" draw:text-style-name="P4" draw:layer="layout" svg:x1="16.098cm" svg:y1="18.266cm" svg:x2="13.929cm" svg:y2="16.031cm" draw:start-shape="id17" draw:start-glue-point="5" draw:end-shape="id12" draw:end-glue-point="6">
          <text:p text:style-name="P1"/>
        </draw:connector>
        <draw:connector draw:style-name="gr11" draw:text-style-name="P4" draw:layer="layout" svg:x1="12.164cm" svg:y1="5.625cm" svg:x2="14.721cm" svg:y2="5.636cm" draw:end-shape="id18" draw:end-glue-point="5">
          <text:p text:style-name="P1"/>
        </draw:connector>
        <draw:frame draw:style-name="gr1" draw:text-style-name="P9" draw:layer="layout" svg:width="2.437cm" svg:height="0.887cm" draw:transform="rotate (1.57568324870018) translate (2.564cm 11.643cm)">
          <draw:text-box>
            <text:p text:style-name="P7"><text:span text:style-name="T5">No</text:span></text:p>
            <text:p text:style-name="P8"><text:span text:style-name="T5">No more nodes</text:span></text:p>
          </draw:text-box>
        </draw:frame>
        <draw:frame draw:style-name="gr12" draw:text-style-name="P10" draw:layer="layout" svg:width="0.134cm" svg:height="0.962cm" svg:x="5.714cm" svg:y="11.495cm">
          <draw:text-box>
            <text:p text:style-name="P1"/>
          </draw:text-box>
        </draw:frame>
        <draw:frame draw:style-name="gr1" draw:text-style-name="P9" draw:layer="layout" svg:width="0.968cm" svg:height="0.569cm" svg:x="5.515cm" svg:y="17.12cm">
          <draw:text-box>
            <text:p text:style-name="P8">Yes</text:p>
          </draw:text-box>
        </draw:frame>
        <draw:frame draw:style-name="gr1" draw:text-style-name="P9" draw:layer="layout" svg:width="0.862cm" svg:height="0.569cm" svg:x="3.181cm" svg:y="15.274cm">
          <draw:text-box>
            <text:p text:style-name="P8">No</text:p>
          </draw:text-box>
        </draw:frame>
        <draw:connector draw:style-name="gr10" draw:text-style-name="P11" draw:layer="layout" draw:line-skew="-0.962cm" svg:x1="4.756cm" svg:y1="13.206cm" svg:x2="7.649cm" svg:y2="8.649cm" draw:start-shape="id7" draw:start-glue-point="7">
          <text:p text:style-name="P1"/>
        </draw:connector>
        <draw:frame draw:style-name="gr1" draw:text-style-name="P9" draw:layer="layout" svg:width="0.968cm" svg:height="0.569cm" svg:x="4.58cm" svg:y="12.696cm">
          <draw:text-box>
            <text:p text:style-name="P8">Yes</text:p>
          </draw:text-box>
        </draw:frame>
        <draw:custom-shape draw:style-name="gr13" draw:text-style-name="P12" draw:layer="layout" svg:width="11.484cm" svg:height="1.041cm" svg:x="2.169cm" svg:y="23.785cm">
          <text:p text:style-name="P12">Yellow boxes indicate processes that occur on all PSCs which </text:p>
          <text:p text:style-name="P12">receive the message broadca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draw:layer="layout" svg:width="11.541cm" svg:height="0.985cm" svg:x="2.14cm" svg:y="25.051cm">
          <text:p text:style-name="P12">Red boxes are processes <text:s/>in the worker node (that runs a servic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draw:layer="layout" svg:width="11.541cm" svg:height="0.986cm" svg:x="2.14cm" svg:y="26.345cm">
          <text:p text:style-name="P12">The red line represents the message bus and green links are messages</text:p>
          <text:p text:style-name="P12">sent on the bus or received from the bus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4" draw:layer="layout" svg:width="1.302cm" svg:height="0.569cm" draw:transform="rotate (0.334754150532449) translate (2.812cm 4.499cm)">
          <draw:text-box>
            <text:p text:style-name="P8"><text:span text:style-name="T6">trigg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hew Pontefract</meta:initial-creator>
    <meta:creation-date>2008-03-31T22:26:20</meta:creation-date>
    <dc:creator>Matthew Pontefract</dc:creator>
    <dc:date>2008-03-31T23:04:24</dc:date>
    <meta:editing-cycles>4</meta:editing-cycles>
    <meta:editing-duration>PT7M13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